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style:font-name="Bitstream Charter" fo:language="es" fo:country="AR" officeooo:rsid="00110e6f" officeooo:paragraph-rsid="00110e6f" style:font-size-asian="10.5pt"/>
    </style:style>
    <style:style style:name="P3" style:family="paragraph" style:parent-style-name="Text_20_body">
      <style:paragraph-properties fo:text-align="start" style:justify-single-word="false"/>
      <style:text-properties style:font-name="Bitstream Charter" fo:language="es" fo:country="AR" officeooo:rsid="00110e6f" officeooo:paragraph-rsid="00115f36" style:font-size-asian="10.5pt"/>
    </style:style>
    <style:style style:name="P4" style:family="paragraph" style:parent-style-name="Text_20_body">
      <style:paragraph-properties fo:text-align="start" style:justify-single-word="false"/>
      <style:text-properties style:font-name="Bitstream Charter" fo:language="es" fo:country="AR" officeooo:rsid="00115f36" officeooo:paragraph-rsid="00115f36" style:font-size-asian="10.5pt"/>
    </style:style>
    <style:style style:name="P5" style:family="paragraph" style:parent-style-name="Text_20_body">
      <style:paragraph-properties fo:text-align="start" style:justify-single-word="false"/>
      <style:text-properties style:font-name="Bitstream Charter" fo:language="es" fo:country="AR" officeooo:rsid="00115f36" officeooo:paragraph-rsid="0011ff11" style:font-size-asian="10.5pt"/>
    </style:style>
    <style:style style:name="P6" style:family="paragraph" style:parent-style-name="Text_20_body">
      <style:paragraph-properties fo:text-align="start" style:justify-single-word="false"/>
      <style:text-properties style:font-name="Bitstream Charter" fo:language="es" fo:country="AR" officeooo:rsid="00128f18" officeooo:paragraph-rsid="00128f18" style:font-size-asian="10.5pt"/>
    </style:style>
    <style:style style:name="P7" style:family="paragraph" style:parent-style-name="Text_20_body">
      <style:paragraph-properties fo:text-align="start" style:justify-single-word="false"/>
      <style:text-properties style:font-name="Bitstream Charter" fo:language="es" fo:country="AR" officeooo:rsid="0011ff11" officeooo:paragraph-rsid="0011ff11" style:font-size-asian="10.5pt"/>
    </style:style>
    <style:style style:name="P8" style:family="paragraph" style:parent-style-name="Text_20_body">
      <style:paragraph-properties fo:text-align="start" style:justify-single-word="false"/>
      <style:text-properties style:font-name="Bitstream Charter" fo:language="es" fo:country="AR" officeooo:rsid="00136738" officeooo:paragraph-rsid="00136738" style:font-size-asian="10.5pt"/>
    </style:style>
    <style:style style:name="P9" style:family="paragraph" style:parent-style-name="Text_20_body">
      <style:paragraph-properties fo:text-align="center" style:justify-single-word="false"/>
      <style:text-properties style:font-name="Bitstream Charter" fo:language="es" fo:country="AR"/>
    </style:style>
    <style:style style:name="P10" style:family="paragraph" style:parent-style-name="Text_20_body">
      <style:paragraph-properties fo:text-align="center" style:justify-single-word="false"/>
      <style:text-properties style:font-name="Bitstream Charter" fo:font-size="20pt" fo:language="es" fo:country="AR" style:font-size-asian="20pt" style:font-size-complex="20pt"/>
    </style:style>
    <style:style style:name="P11" style:family="paragraph" style:parent-style-name="Text_20_body">
      <style:paragraph-properties fo:text-align="center" style:justify-single-word="false"/>
      <style:text-properties style:font-name="Bitstream Charter" fo:font-size="10pt" fo:language="es" fo:country="AR" style:font-size-asian="10pt" style:font-size-complex="10pt"/>
    </style:style>
    <style:style style:name="P12" style:family="paragraph" style:parent-style-name="Text_20_body">
      <style:paragraph-properties fo:text-align="center" style:justify-single-word="false"/>
      <style:text-properties fo:language="es" fo:country="AR"/>
    </style:style>
    <style:style style:name="P13" style:family="paragraph" style:parent-style-name="Text_20_body">
      <style:paragraph-properties fo:text-align="start" style:justify-single-word="false" fo:break-before="page"/>
      <style:text-properties style:font-name="Bitstream Charter" fo:language="es" fo:country="AR" officeooo:rsid="00110e6f" officeooo:paragraph-rsid="00110e6f" style:font-size-asian="10.5pt"/>
    </style:style>
    <style:style style:name="P14" style:family="paragraph" style:parent-style-name="Text_20_body">
      <style:paragraph-properties fo:text-align="start" style:justify-single-word="false" fo:break-before="page"/>
      <style:text-properties style:font-name="Bitstream Charter" fo:language="es" fo:country="AR" officeooo:rsid="00128f18" officeooo:paragraph-rsid="00128f18" style:font-size-asian="10.5pt"/>
    </style:style>
    <style:style style:name="P15" style:family="paragraph" style:parent-style-name="Text_20_body">
      <style:paragraph-properties fo:text-align="start" style:justify-single-word="false" fo:break-before="page"/>
      <style:text-properties style:font-name="Bitstream Charter" fo:language="es" fo:country="AR" officeooo:rsid="00110e6f" officeooo:paragraph-rsid="00110e6f"/>
    </style:style>
    <style:style style:name="P16" style:family="paragraph" style:parent-style-name="Text_20_body">
      <style:paragraph-properties fo:text-align="start" style:justify-single-word="false"/>
      <style:text-properties style:font-name="Bitstream Charter" fo:language="es" fo:country="AR" officeooo:rsid="00115f36" officeooo:paragraph-rsid="00115f36" style:font-size-asian="10.5pt"/>
    </style:style>
    <style:style style:name="P17" style:family="paragraph" style:parent-style-name="Text_20_body">
      <style:paragraph-properties fo:text-align="start" style:justify-single-word="false"/>
      <style:text-properties style:font-name="Bitstream Charter" fo:language="es" fo:country="AR" officeooo:rsid="0015a2d4" officeooo:paragraph-rsid="0015a2d4" style:font-size-asian="10.5pt"/>
    </style:style>
    <style:style style:name="P18" style:family="paragraph" style:parent-style-name="Text_20_body">
      <style:paragraph-properties fo:text-align="start" style:justify-single-word="false" fo:break-before="page"/>
      <style:text-properties style:font-name="Bitstream Charter" fo:language="es" fo:country="AR" officeooo:rsid="0015a2d4" officeooo:paragraph-rsid="0015a2d4" style:font-size-asian="10.5pt"/>
    </style:style>
    <style:style style:name="T1" style:family="text">
      <style:text-properties style:font-name="Bitstream Charter" fo:language="es" fo:country="AR"/>
    </style:style>
    <style:style style:name="T2" style:family="text">
      <style:text-properties style:font-name="Bitstream Charter" fo:language="es" fo:country="AR" officeooo:rsid="00154788"/>
    </style:style>
    <style:style style:name="T3" style:family="text">
      <style:text-properties officeooo:rsid="00115f36"/>
    </style:style>
    <style:style style:name="T4" style:family="text">
      <style:text-properties officeooo:rsid="0011cc2e"/>
    </style:style>
    <style:style style:name="T5" style:family="text">
      <style:text-properties officeooo:rsid="0011ff11"/>
    </style:style>
    <style:style style:name="T6" style:family="text">
      <style:text-properties officeooo:rsid="0012145d"/>
    </style:style>
    <style:style style:name="T7" style:family="text">
      <style:text-properties officeooo:rsid="00136738"/>
    </style:style>
    <style:style style:name="T8" style:family="text">
      <style:text-properties officeooo:rsid="00154788"/>
    </style:style>
    <style:style style:name="T9" style:family="text">
      <style:text-properties officeooo:rsid="001566f3"/>
    </style:style>
    <style:style style:name="T10" style:family="text">
      <style:text-properties officeooo:rsid="0015a2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
      <text:p text:style-name="P12"/>
      <text:p text:style-name="P12"/>
      <text:p text:style-name="P12"/>
      <text:p text:style-name="P12"/>
      <text:p text:style-name="P12"/>
      <text:p text:style-name="P12"/>
      <text:p text:style-name="P12"/>
      <text:p text:style-name="P10">Radix Sort en OpenCL</text:p>
      <text:p text:style-name="P9"/>
      <text:p text:style-name="P9"/>
      <text:p text:style-name="P1"><text:span text:style-name="T1">Nicolas Soncini (</text:span><text:a xlink:type="simple" xlink:href="mailto:soncininicolas@gmail.com" text:style-name="Internet_20_link">soncininicolas@gmail.com</text:a><text:span text:style-name="T1">). </text:span><text:span text:style-name="T2">Legajo S-5021/1</text:span></text:p>
      <text:p text:style-name="P1"><text:span text:style-name="T1">Gianfranco Paoloni (</text:span><text:a xlink:type="simple" xlink:href="mailto:COMPLETAR@gmail.com" text:style-name="Internet_20_link">COMPLETAR@gmail.com</text:a><text:span text:style-name="T1">). </text:span><text:span text:style-name="T2">Legajo P-XXXX/X</text:span></text:p>
      <text:p text:style-name="P9"/>
      <text:p text:style-name="P11">R-222 Arquitectura del computador</text:p>
      <text:p text:style-name="P15">Introducci<text:span text:style-name="T3">ó</text:span>n:</text:p>
      <text:p text:style-name="P2"><text:tab/>Nos proponemos implementar un algoritmo de ordenamiento, en este caso Radix Sort, en el framework OpenCL. Dicha plataforma permite el facil uso de las capacidades computacionales de una GPU por medio de una especificacion y un lenguaje de programacion propios. En el resto del manuscrito haremos uso de los terminos provistos en la especificacion de OpenCL 1.1 [1].</text:p>
      <text:p text:style-name="P2"><text:tab/>Para comenzar nuestra tarea nos dispusimos a buscar la mayor cantidad de publicaciones e investigacion posibles, todas las cuales se detallan al final de este reporte en forma de Referencias.</text:p>
      <text:p text:style-name="P2"/>
      <text:p text:style-name="P4">Metodología:</text:p>
      <text:p text:style-name="P4"><text:tab/>El algoritmo Radix Sort presenta una forma de ordenamiento sin comparación. Simplemente ordena los valores, en nuestro caso binarios, desde el digito menos significativo al mas significativo (aunque hay aquellos que para casos especiales lo utilizan de forma inversa). Además de no usar comparaciones, el algoritmo posee una complejidad de O(nw), <text:span text:style-name="T9">siendo</text:span> n la cantidad de valores o keys a ordenar y w la longitud máxima (en este caso en base 2, la maxima cantidad de bits) de cada valor [2].</text:p>
      <text:p text:style-name="P4"><text:tab/>Dicho algoritmo cuenta de <text:span text:style-name="T6">3</text:span> partes o sub-algoritmos que deben ser tomados en cuenta a la hora de implementarlo. Estos son: Histograming, Scanning y Reordering [3].</text:p>
      <text:p text:style-name="P4"/>
      <text:p text:style-name="P4">Implementación:</text:p>
      <text:p text:style-name="P4"><text:tab/><text:span text:style-name="T6">En el transcurso del trabajo se referenciaran a distintos elementos del algoritmo con variables, cuyos significados serán definidos a lo largo del mismo. Para un mejor entendimiento se detallaran en una lista al final de esta sección.</text:span></text:p>
      <text:p text:style-name="P4"><text:tab/><text:span text:style-name="T4">Para comenzar implementamos el algoritmo de Histograming. Matemáticamente, un histograma es una función que cuenta el número de coincidencias que recae sobre cada una de dadas categorías disjuntas [4]. A forma de implementación lo unico que realizamos es la extraccion del bit correspondiente a la iteracion que se está llevando a cabo. Esto se guarda en un arreglo que se corresponde con el arreglo general de valores. Luego se invierten estos valores para realizar mas sencilla la tarea de ubicar la posicion de cada valor, ya que se desea saber cuantos valores que poseen un 0 (cero) se encuentran antes que el primer valor que posee un 1 (uno). A este algoritmo le damos el nombre de “Count” y a su arreglo resultante lo llamaremos “a_count” (de “arreglo count”).</text:span></text:p>
      <text:p text:style-name="P4"><text:tab/><text:span text:style-name="T10">Como segundo paso realizamos el trabajo de Scanning. En el concepto de dicho algoritmo se encuentra la idea de realizar una suma de prefijos para poder determinar cuantos valores que poseen ceros en la posicion dada se encuentran antes que un valor en </text:span><text:soft-page-break/><text:span text:style-name="T10">una posición arbitraria. Para esto se realizan operaciones sobre el arreglo “a_count” y se obtiene asi la suma de prefijos en “a_psum”. </text:span></text:p>
      <text:p text:style-name="P17">Para realizar dicho trabajo se desea hacerlo en paralelo con una complejidad a lo sumo igual al algoritmo lineal. Si se realiza la suma de prefijos naïve </text:p>
      <text:p text:style-name="P18">Definiciones de las variables dadas: </text:p>
      <text:p text:style-name="P14">Mejoras posibles:</text:p>
      <text:p text:style-name="P6"><text:tab/>Dentro del paso de Histogramming algunos algoritmos incluyen un paso adicional llamado Transposing. Supongamos que la lista de valores se la representase como una matriz, donde hay tantas columnas como items en el dispositivo, y tantas filas como el numero de valores sobre la cantidad de items (suponiendo que es un multiplo exacto) y se la almacenara en memoria de forma que elementos de la misma fila fuesen contiguos. Luego los work-items de un mismo work-group accederian a porciones de memoria muy distantes unos de otros, lo cual no permitiria hacer un gran acceso a memoria local y distribuir internamente esta dentro de cada work-item. El algoritmo de Transposing plantea guardar dicha matriz de forma que elementos de la misma columna fuesen contiguos, haciendo el acceso a memoria mas eficiente, trabajando dicha transposicion de manera eficiente en GPU y de manera coherente para luego volverla a su estado inicial luego de todo el proceso del algoritmo.</text:p>
      <text:p text:style-name="P6"><text:tab/><text:span text:style-name="T7">Uno de los problemas que mas afecta a la velocidad del algoritmo Radix Sort se encuentra en el paso de reordenamiento. Pasar de la memoria privada/local a la memoria constante en la forma pseudo-azarosa en que lo hace este paso representa casi un 36% del tiempo que conlleva ejecutar el algoritmo [A], se puede mejorar dicha implementación realizando un paso previo dentro de la memoria local. [TODO]</text:span></text:p>
      <text:p text:style-name="P13">Referencias:</text:p>
      <text:p text:style-name="P2">[1] Aaftab Munshi, “The OpenCL Specification”. Khronos OpenCL Working Group, Version 1.1, Document Revision 44</text:p>
      <text:p text:style-name="P3">[2] <text:span text:style-name="T3">Wikipedia, “Radix Sort”, [Online]</text:span><text:a xlink:type="simple" xlink:href="https://en.wikipedia.org/wiki/Radix_sort" text:style-name="Internet_20_link"><text:span text:style-name="T3">https://en.wikipedia.org/wiki/Radix_sort</text:span></text:a><text:span text:style-name="T3"> . Last modified on 11 Dicember 2015 at 21:08</text:span></text:p>
      <text:p text:style-name="P4">[3] Philippe Helluy, “A portable implementation of the radix sort algorithm in OpenCL”. 2011 Université de Strasbourg, IRMA, France</text:p>
      <text:p text:style-name="P5">[4] <text:span text:style-name="T5">Wikipedia, “Histogram#Mathematical Definition”, [Online]</text:span><text:a xlink:type="simple" xlink:href="https://en.wikipedia.org/wiki/Histogram#Mathematical_definition" text:style-name="Internet_20_link"><text:span text:style-name="T5">https://en.wikipedia.org/wiki/Histogram#Mathematical_definition</text:span></text:a><text:span text:style-name="T5"> . Last modified on 11 November 2015 at 19:42</text:span></text:p>
      <text:p text:style-name="P7">[5] </text:p>
      <text:p text:style-name="P7"/>
      <text:p text:style-name="P8">[A] Linh Ha <text:span text:style-name="T8">y otros</text:span>, “Fast 4-way parallel radix sorting on GPUs”. University of Utah, COMPUTER GRAPHICS Forum (2/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2:02:58.776238790</meta:creation-date>
    <dc:date>2016-05-31T11:33:38.488317078</dc:date>
    <meta:editing-duration>PT1H33M5S</meta:editing-duration>
    <meta:editing-cycles>9</meta:editing-cycles>
    <meta:generator>LibreOffice/4.2.8.2$Linux_X86_64 LibreOffice_project/420m0$Build-2</meta:generator>
    <meta:document-statistic meta:table-count="0" meta:image-count="0" meta:object-count="0" meta:page-count="6" meta:paragraph-count="26" meta:word-count="787" meta:character-count="5055" meta:non-whitespace-character-count="4281"/>
  </office:meta>
</office:document-meta>
</file>